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C0000007D0E065B955F923CC6.tif" manifest:media-type="image/tif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3" style:family="table">
      <style:table-properties style:width="16.499cm" table:align="margins" style:writing-mode="lr-tb"/>
    </style:style>
    <style:style style:name="Tabelle3.A" style:family="table-column">
      <style:table-column-properties style:column-width="3.505cm" style:rel-column-width="13921*"/>
    </style:style>
    <style:style style:name="Tabelle3.B" style:family="table-column">
      <style:table-column-properties style:column-width="12.995cm" style:rel-column-width="51614*"/>
    </style:style>
    <style:style style:name="Tabelle3.A1" style:family="table-cell">
      <style:table-cell-properties fo:padding="0.097cm" fo:border="none"/>
    </style:style>
    <style:style style:name="Tabelle3.A4" style:family="table-cell">
      <style:table-cell-properties style:vertical-align="bottom" fo:padding="0.097cm" fo:border="none"/>
    </style:style>
    <style:style style:name="Tabelle3.B4" style:family="table-cell">
      <style:table-cell-properties fo:padding="0.097cm" fo:border-left="none" fo:border-right="none" fo:border-top="none" fo:border-bottom="0.05pt solid #000000"/>
    </style:style>
    <style:style style:name="Tabelle3.B5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16.499cm" table:align="margins" style:writing-mode="lr-tb"/>
    </style:style>
    <style:style style:name="Tabelle4.A" style:family="table-column">
      <style:table-column-properties style:column-width="13.91cm" style:rel-column-width="55250*"/>
    </style:style>
    <style:style style:name="Tabelle4.B" style:family="table-column">
      <style:table-column-properties style:column-width="2.589cm" style:rel-column-width="10285*"/>
    </style:style>
    <style:style style:name="Tabelle4.A1" style:family="table-cell">
      <style:table-cell-properties fo:padding="0.097cm" fo:border="0.05pt solid #000000"/>
    </style:style>
    <style:style style:name="Tabelle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text-properties style:font-name-complex="Arial1"/>
    </style:style>
    <style:style style:name="P2" style:family="paragraph" style:parent-style-name="Footer">
      <style:text-properties style:font-name-complex="Arial1" style:font-size-complex="8pt"/>
    </style:style>
    <style:style style:name="P3" style:family="paragraph" style:parent-style-name="Footer">
      <style:text-properties officeooo:rsid="001e90ca" officeooo:paragraph-rsid="001e90ca" style:font-name-complex="Arial1" style:font-size-complex="8pt"/>
    </style:style>
    <style:style style:name="P4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officeooo:paragraph-rsid="001e90ca"/>
    </style:style>
    <style:style style:name="P7" style:family="paragraph" style:parent-style-name="Footer">
      <style:text-properties fo:font-size="6pt" style:font-size-asian="6pt" style:font-name-complex="Arial1" style:font-size-complex="8pt"/>
    </style:style>
    <style:style style:name="P8" style:family="paragraph" style:parent-style-name="CIKopfzeile1">
      <style:paragraph-properties fo:line-height="100%"/>
    </style:style>
    <style:style style:name="P9" style:family="paragraph" style:parent-style-name="CIKopfzeile2">
      <style:text-properties fo:language="it" fo:country="IT"/>
    </style:style>
    <style:style style:name="P10" style:family="paragraph" style:parent-style-name="Standard">
      <style:paragraph-properties fo:margin-left="0.101cm" fo:margin-right="0cm" fo:margin-top="0.212cm" fo:margin-bottom="0.071cm" style:contextual-spacing="false" fo:text-align="end" style:justify-single-word="false" fo:text-indent="0cm" style:auto-text-indent="false"/>
      <style:text-properties fo:font-size="14pt" style:font-size-asian="14pt"/>
    </style:style>
    <style:style style:name="P11" style:family="paragraph" style:parent-style-name="Table_20_Contents">
      <style:text-properties officeooo:rsid="001e5aeb" officeooo:paragraph-rsid="001e5aeb"/>
    </style:style>
    <style:style style:name="P12" style:family="paragraph" style:parent-style-name="Table_20_Contents">
      <style:text-properties fo:font-size="10pt" fo:font-weight="bold" officeooo:rsid="001e5aeb" officeooo:paragraph-rsid="001e5aeb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8pt" fo:font-weight="normal" officeooo:rsid="001e5aeb" officeooo:paragraph-rsid="001e5aeb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fo:font-size="8pt" fo:font-weight="normal" officeooo:rsid="001fc7eb" officeooo:paragraph-rsid="001fc7eb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Arial" fo:font-size="12pt" fo:language="de" fo:country="DE" officeooo:rsid="0038afa4" officeooo:paragraph-rsid="0038afa4" style:font-size-asian="12pt" style:language-asian="de" style:country-asian="DE"/>
    </style:style>
    <style:style style:name="P16" style:family="paragraph" style:parent-style-name="Table_20_Contents">
      <style:text-properties style:font-name="Arial" fo:font-size="12pt" fo:language="de" fo:country="DE" officeooo:rsid="003abe02" officeooo:paragraph-rsid="003abe02" style:font-size-asian="12pt" style:language-asian="de" style:country-asian="DE"/>
    </style:style>
    <style:style style:name="P17" style:family="paragraph" style:parent-style-name="Standard">
      <style:text-properties officeooo:rsid="001e5aeb" officeooo:paragraph-rsid="001e5aeb"/>
    </style:style>
    <style:style style:name="P18" style:family="paragraph" style:parent-style-name="Table_20_Contents">
      <style:text-properties style:font-name="Arial" fo:font-size="12pt" fo:language="de" fo:country="DE" officeooo:rsid="003ac68c" officeooo:paragraph-rsid="003ac68c" style:font-size-asian="12pt" style:language-asian="de" style:country-asian="DE"/>
    </style:style>
    <style:style style:name="P19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officeooo:rsid="001e90ca" style:font-weight-asian="bold" style:font-name-complex="Arial1" style:font-size-complex="8pt"/>
    </style:style>
    <style:style style:name="T2" style:family="text">
      <style:text-properties style:font-name-complex="Arial1" style:font-size-complex="8pt"/>
    </style:style>
    <style:style style:name="T3" style:family="text">
      <style:text-properties officeooo:rsid="001e90ca" style:font-name-complex="Arial1" style:font-size-complex="8pt"/>
    </style:style>
    <style:style style:name="T4" style:family="text"/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Bewertungsblatt Kurzpräsentation</text:h>
      <table:table table:name="Tabelle3" table:style-name="Tabelle3">
        <table:table-column table:style-name="Tabelle3.A"/>
        <table:table-column table:style-name="Tabelle3.B"/>
        <table:table-row table:style-name="TableLine105553125638144">
          <table:table-cell table:style-name="Tabelle3.A1" office:value-type="string">
            <text:p text:style-name="P11">Modul:</text:p>
          </table:table-cell>
          <table:table-cell table:style-name="Tabelle3.A1" office:value-type="string">
            <text:p text:style-name="P11">326 – OOD</text:p>
          </table:table-cell>
        </table:table-row>
        <table:table-row table:style-name="TableLine105553125646080">
          <table:table-cell table:style-name="Tabelle3.A1" office:value-type="string">
            <text:p text:style-name="P11">Thema:</text:p>
          </table:table-cell>
          <table:table-cell table:style-name="Tabelle3.A1" office:value-type="string">
            <text:p text:style-name="P11">OO Design Pattern</text:p>
          </table:table-cell>
        </table:table-row>
        <table:table-row table:style-name="TableLine105553125646848">
          <table:table-cell table:style-name="Tabelle3.A1" office:value-type="string">
            <text:p text:style-name="P11">Datum</text:p>
          </table:table-cell>
          <table:table-cell table:style-name="Tabelle3.A1" office:value-type="string">
            <text:p text:style-name="P15">19.11.2020</text:p>
          </table:table-cell>
        </table:table-row>
        <table:table-row table:style-name="TableLine105553125647360">
          <table:table-cell table:style-name="Tabelle3.A4" office:value-type="string">
            <text:p text:style-name="P11">Schüler:</text:p>
          </table:table-cell>
          <table:table-cell table:style-name="Tabelle3.B4" office:value-type="string">
            <text:p text:style-name="P16">Dilaksa Shanmugathas</text:p>
          </table:table-cell>
        </table:table-row>
        <table:table-row table:style-name="TableLine105553125643008">
          <table:table-cell table:style-name="Tabelle3.A4" office:value-type="string">
            <text:p text:style-name="P11">Design Pattern:</text:p>
          </table:table-cell>
          <table:table-cell table:style-name="Tabelle3.B5" office:value-type="string">
            <text:p text:style-name="P18">Strategy Pattern</text:p>
          </table:table-cell>
        </table:table-row>
      </table:table>
      <text:p text:style-name="P17"/>
      <table:table table:name="Tabelle4" table:style-name="Tabelle4">
        <table:table-column table:style-name="Tabelle4.A"/>
        <table:table-column table:style-name="Tabelle4.B"/>
        <table:table-row table:style-name="TableLine105553125644288">
          <table:table-cell table:style-name="Tabelle4.A1" office:value-type="string">
            <text:p text:style-name="P12">Merkblatt</text:p>
            <text:p text:style-name="P14">alles nach Aufgabe erfüllt</text:p>
          </table:table-cell>
          <table:table-cell table:style-name="Tabelle4.B1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5649152">
          <table:table-cell table:style-name="Tabelle4.A2" office:value-type="string">
            <text:p text:style-name="P12">Präsentation</text:p>
            <text:p text:style-name="P13">Gut verständlich, fachlich korrekt</text:p>
          </table:table-cell>
          <table:table-cell table:style-name="Tabelle4.B2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5646336">
          <table:table-cell table:style-name="Tabelle4.A2" office:value-type="string">
            <text:p text:style-name="P12">Programm-Demo, Programm</text:p>
            <text:p text:style-name="P13">lauffähig, zeigt Design Pattern</text:p>
          </table:table-cell>
          <table:table-cell table:style-name="Tabelle4.B2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5640960">
          <table:table-cell table:style-name="Tabelle4.A2" office:value-type="string">
            <text:p text:style-name="P12">Total, Note (5*Punkte / 6) + 1</text:p>
          </table:table-cell>
          <table:table-cell table:style-name="Tabelle4.B2" office:value-type="string">
            <text:p text:style-name="P11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212cm" style:contextual-spacing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style:contextual-spacing="false" fo:keep-together="always" fo:keep-with-next="always"/>
      <style:text-properties fo:color="#000000" loext:opacity="100%" fo:font-weight="bold" style:font-name-asian="Times1" style:font-family-asian="Times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mularbeschriftungen" style:family="paragraph" style:parent-style-name="Standard" style:default-outline-level="">
      <style:paragraph-properties fo:margin-left="0cm" fo:margin-right="-1.002cm" fo:text-indent="0cm" style:auto-text-indent="false">
        <style:tab-stops>
          <style:tab-stop style:position="6.717cm"/>
        </style:tab-stops>
      </style:paragraph-properties>
      <style:text-properties fo:font-size="8pt" style:font-size-asian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padding-left="0cm" fo:padding-right="0cm" fo:padding-top="0cm" fo:padding-bottom="0.141cm" fo:border-left="none" fo:border-right="none" fo:border-top="none" fo:border-bottom="0.99pt solid #0f243e"/>
      <style:text-properties fo:color="#0f243e" loext:opacity="100%" fo:font-size="26pt" fo:letter-spacing="0.009cm" fo:font-weight="bold" style:letter-kerning="true" style:font-name-asian="Times1" style:font-family-asian="Times" style:font-family-generic-asian="system" style:font-pitch-asian="variable" style:font-size-asian="26pt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0f243e" loext:opacity="100%" fo:letter-spacing="0.026cm" fo:font-style="italic" style:font-name-asian="Times1" style:font-family-asian="Time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CIKopfzeile2" style:family="paragraph" style:parent-style-name="Standard" style:default-outline-level="">
      <style:paragraph-properties fo:line-height="0.459cm"/>
      <style:text-properties fo:font-size="10pt" fo:language="de" fo:country="CH" style:font-name-asian="Times New Roman" style:font-family-asian="'Times New Roman'" style:font-family-generic-asian="system" style:font-pitch-asian="variable" style:font-size-asian="10pt" style:font-size-complex="12pt"/>
    </style:style>
    <style:style style:name="CIKopfzeile1" style:family="paragraph" style:parent-style-name="Standard" style:default-outline-level="">
      <style:paragraph-properties fo:line-height="0.459cm"/>
      <style:text-properties fo:font-size="10pt" fo:language="de" fo:country="CH" fo:font-weight="bold" style:font-name-asian="Times New Roman" style:font-family-asian="'Times New Roman'" style:font-family-generic-asian="system" style:font-pitch-asian="variable" style:font-size-asian="10pt" style:font-weight-asian="bold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rmular_20_standart" style:display-name="Formular standart" style:family="text" style:parent-style-name="Default_20_Paragraph_20_Font">
      <style:text-properties style:font-name="Arial" fo:font-family="Arial" style:font-family-generic="roman" style:font-pitch="variable" fo:font-size="8pt" style:font-size-asian="8pt"/>
    </style:style>
    <style:style style:name="Titel_20_Zchn" style:display-name="Titel Zchn" style:family="text" style:parent-style-name="Default_20_Paragraph_20_Font">
      <style:text-properties fo:color="#0f243e" loext:opacity="100%" style:font-name="Arial" fo:font-family="Arial" style:font-family-generic="roman" style:font-pitch="variable" fo:font-size="26pt" fo:letter-spacing="0.009cm" fo:language="de" fo:country="DE" fo:font-weight="bold" style:letter-kerning="true" style:font-name-asian="Times1" style:font-family-asian="Times" style:font-family-generic-asian="system" style:font-pitch-asian="variable" style:font-size-asian="26pt" style:language-asian="de" style:country-asian="DE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>
      <style:text-properties fo:color="#0f243e" loext:opacity="100%" style:font-name="Arial" fo:font-family="Arial" style:font-family-generic="roman" style:font-pitch="variable" fo:font-size="12pt" fo:letter-spacing="0.026cm" fo:language="de" fo:country="DE" fo:font-style="italic" style:font-name-asian="Times1" style:font-family-asian="Times" style:font-family-generic-asian="system" style:font-pitch-asian="variable" style:font-size-asian="12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808080" loext:opacity="100%"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Emphasis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style="italic" fo:font-weight="bold" style:font-size-asian="12pt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 style:font-weight-complex="bold"/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Arial" fo:font-family="Arial" style:font-family-generic="roman" style:font-pitch="variable" fo:font-size="12pt" fo:language="de" fo:country="DE" fo:font-weight="bold" style:font-name-asian="Times1" style:font-family-asian="Times" style:font-family-generic-asian="system" style:font-pitch-asian="variable" style:font-size-asian="12pt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.503cm" fo:margin-left="0cm" fo:margin-top="0cm" fo:margin-bottom="0cm" table:align="left" style:may-break-between-rows="false" style:writing-mode="lr-tb"/>
    </style:style>
    <style:style style:name="Tabelle1.A" style:family="table-column">
      <style:table-column-properties style:column-width="10.042cm"/>
    </style:style>
    <style:style style:name="Tabelle1.B" style:family="table-column">
      <style:table-column-properties style:column-width="6.461cm"/>
    </style:style>
    <style:style style:name="Tabelle1.1" style:family="table-row">
      <style:table-row-properties style:row-height="1.748cm" fo:keep-together="always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6.499cm" fo:margin-left="-0.123cm" fo:margin-top="0cm" fo:margin-bottom="0cm" table:align="left" style:writing-mode="lr-tb"/>
    </style:style>
    <style:style style:name="Tabelle2.A" style:family="table-column">
      <style:table-column-properties style:column-width="1.281cm"/>
    </style:style>
    <style:style style:name="Tabelle2.B" style:family="table-column">
      <style:table-column-properties style:column-width="5.129cm"/>
    </style:style>
    <style:style style:name="Tabelle2.C" style:family="table-column">
      <style:table-column-properties style:column-width="0.485cm"/>
    </style:style>
    <style:style style:name="Tabelle2.D" style:family="table-column">
      <style:table-column-properties style:column-width="3.115cm"/>
    </style:style>
    <style:style style:name="Tabelle2.E" style:family="table-column">
      <style:table-column-properties style:column-width="0.487cm"/>
    </style:style>
    <style:style style:name="Tabelle2.F" style:family="table-column">
      <style:table-column-properties style:column-width="6.003cm"/>
    </style:style>
    <style:style style:name="Tabelle2.1" style:family="table-row">
      <style:table-row-properties style:min-row-height="0.501cm" fo:keep-together="always"/>
    </style:style>
    <style:style style:name="Tabelle2.A1" style:family="table-cell">
      <style:table-cell-properties style:vertical-align="bottom" fo:padding-left="0.123cm" fo:padding-right="0.123cm" fo:padding-top="0cm" fo:padding-bottom="0cm" fo:border-left="none" fo:border-right="none" fo:border-top="0.5pt solid #00000a" fo:border-bottom="none"/>
    </style:style>
    <style:style style:name="Tabelle2.2" style:family="table-row">
      <style:table-row-properties style:min-row-height="0.236cm" fo:keep-together="always"/>
    </style:style>
    <style:style style:name="Tabelle2.A2" style:family="table-cell">
      <style:table-cell-properties fo:padding-left="0.123cm" fo:padding-right="0.123cm" fo:padding-top="0cm" fo:padding-bottom="0cm" fo:border="none"/>
    </style:style>
    <style:style style:name="Tabelle2.3" style:family="table-row">
      <style:table-row-properties fo:keep-together="always"/>
    </style:style>
    <style:style style:name="Tabelle2.A3" style:family="table-cell">
      <style:table-cell-properties fo:padding-left="0.123cm" fo:padding-right="0.123cm" fo:padding-top="0cm" fo:padding-bottom="0cm" fo:border="none"/>
    </style:style>
    <style:style style:name="Tabelle2.B3" style:family="table-cell">
      <style:table-cell-properties fo:padding-left="0.123cm" fo:padding-right="0.123cm" fo:padding-top="0cm" fo:padding-bottom="0cm" fo:border="none"/>
    </style:style>
    <style:style style:name="Tabelle2.C3" style:family="table-cell">
      <style:table-cell-properties fo:padding-left="0.123cm" fo:padding-right="0.123cm" fo:padding-top="0cm" fo:padding-bottom="0cm" fo:border="none"/>
    </style:style>
    <style:style style:name="Tabelle2.F3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Footer">
      <style:text-properties style:font-name-complex="Arial1"/>
    </style:style>
    <style:style style:name="MP2" style:family="paragraph" style:parent-style-name="CIKopfzeile1">
      <style:paragraph-properties fo:line-height="100%"/>
    </style:style>
    <style:style style:name="MP3" style:family="paragraph" style:parent-style-name="CIKopfzeile2">
      <style:text-properties fo:language="it" fo:country="IT"/>
    </style:style>
    <style:style style:name="MP4" style:family="paragraph" style:parent-style-name="Standard">
      <style:paragraph-properties fo:margin-left="0.101cm" fo:margin-right="0cm" fo:margin-top="0.212cm" fo:margin-bottom="0.071cm" style:contextual-spacing="false" fo:text-align="end" style:justify-single-word="false" fo:text-indent="0cm" style:auto-text-indent="false"/>
      <style:text-properties fo:font-size="14pt" style:font-size-asian="14pt"/>
    </style:style>
    <style:style style:name="MP5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MP6" style:family="paragraph" style:parent-style-name="Footer">
      <style:text-properties officeooo:rsid="001e90ca" officeooo:paragraph-rsid="001e90ca" style:font-name-complex="Arial1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end" style:justify-single-word="false"/>
      <style:text-properties officeooo:paragraph-rsid="001e90ca"/>
    </style:style>
    <style:style style:name="MP9" style:family="paragraph" style:parent-style-name="Footer">
      <style:text-properties fo:font-size="6pt" style:font-size-asian="6pt" style:font-name-complex="Arial1" style:font-size-complex="8pt"/>
    </style:style>
    <style:style style:name="MP10" style:family="paragraph" style:parent-style-name="Footer">
      <style:text-properties style:font-name-complex="Arial1" style:font-size-complex="8pt"/>
    </style:style>
    <style:style style:name="MT1" style:family="text"/>
    <style:style style:name="MT2" style:family="text">
      <style:text-properties fo:font-weight="bold" officeooo:rsid="001e90ca" style:font-weight-asian="bold" style:font-name-complex="Arial1" style:font-size-complex="8pt"/>
    </style:style>
    <style:style style:name="MT3" style:family="text">
      <style:text-properties style:font-name-complex="Arial1" style:font-size-complex="8pt"/>
    </style:style>
    <style:style style:name="MT4" style:family="text">
      <style:text-properties officeooo:rsid="001e90ca" style:font-name-complex="Arial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0.801cm" fo:margin-left="2.501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2">Bildungszentrum für Technik Frauenfeld</text:p>
              <text:p text:style-name="MP3"/>
            </table:table-cell>
            <table:table-cell table:style-name="Tabelle1.A1" office:value-type="string">
              <text:p text:style-name="MP4"><draw:frame draw:style-name="Mfr1" draw:name="Grafik 3" text:anchor-type="char" svg:x="2.159cm" svg:y="0.088cm" svg:width="4.23cm" svg:height="1.45cm" draw:z-index="0"><draw:image xlink:href="Pictures/100000000000016C0000007D0E065B955F923CC6.tif" xlink:type="simple" xlink:show="embed" xlink:actuate="onLoad" draw:mime-type="image/tiff"/><draw:contour-polygon svg:width="9.499cm" svg:height="3.149cm" svg:viewBox="0 0 9499 3149" draw:points="26,0 26,3149 9525,3149 9525,0" draw:recreate-on-edit="false"/></draw:frame>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column table:style-name="Tabelle2.E"/>
          <table:table-column table:style-name="Tabelle2.F"/>
          <table:table-row table:style-name="Tabelle2.1">
            <table:table-cell table:style-name="Tabelle2.A1" office:value-type="string">
              <text:p text:style-name="MP5"><text:span text:style-name="Formular_20_standart">Version:</text:span></text:p>
            </table:table-cell>
            <table:table-cell table:style-name="Tabelle2.A1" table:number-columns-spanned="2" office:value-type="string">
              <text:p text:style-name="MP6">1.0</text:p>
            </table:table-cell>
            <table:covered-table-cell/>
            <table:table-cell table:style-name="Tabelle2.A1" office:value-type="string">
              <text:p text:style-name="MP7"><text:span text:style-name="Formular_20_standart">Seite </text:span><text:span text:style-name="Formular_20_standart"><text:page-number text:select-page="current">1</text:page-number></text:span><text:span text:style-name="Formular_20_standart">/</text:span><text:span text:style-name="Formular_20_standart"><text:page-count>1</text:page-count></text:span></text:p>
            </table:table-cell>
            <table:table-cell table:style-name="Tabelle2.A1" table:number-columns-spanned="2" office:value-type="string">
              <text:p text:style-name="MP8"><text:span text:style-name="Formular_20_standart"><text:span text:style-name="MT2">326 – OOD</text:span></text:span></text:p>
            </table:table-cell>
            <table:covered-table-cell/>
          </table:table-row>
          <table:table-row table:style-name="Tabelle2.2">
            <table:table-cell table:style-name="Tabelle2.A2" table:number-columns-spanned="6" office:value-type="string">
              <text:p text:style-name="M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2.3">
            <table:table-cell table:style-name="Tabelle2.A3" office:value-type="string">
              <text:p text:style-name="MP10">Dok:</text:p>
            </table:table-cell>
            <table:table-cell table:style-name="Tabelle2.B3" office:value-type="string">
              <text:p text:style-name="Footer"><text:file-name text:display="name-and-extension">Bewertungsblatt_Kurzpraesentation_Merkblatt_Dilaksa_Shanmugathas.odt</text:file-name></text:p>
            </table:table-cell>
            <table:table-cell table:style-name="Tabelle2.C3" table:number-columns-spanned="3" office:value-type="string">
              <text:p text:style-name="MP7"><text:span text:style-name="MT3">Autor: </text:span><text:span text:style-name="MT4">Alexander Schenkel</text:span></text:p>
            </table:table-cell>
            <table:covered-table-cell/>
            <table:covered-table-cell/>
            <table:table-cell table:style-name="Tabelle2.F3" office:value-type="string">
              <text:p text:style-name="MP8"><text:span text:style-name="Formular_20_standart"><text:span text:style-name="MT4">Design Pattern</text:span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editing-cycles>23</meta:editing-cycles>
    <meta:print-date>2019-11-21T06:54:13.359787200</meta:print-date>
    <meta:creation-date>2017-05-16T19:10:07.679121000</meta:creation-date>
    <dc:date>2020-11-12T10:18:27.231851436</dc:date>
    <meta:editing-duration>PT18H22M12S</meta:editing-duration>
    <meta:generator>LibreOffice/7.0.3.1$MacOSX_X86_64 LibreOffice_project/d7547858d014d4cf69878db179d326fc3483e082</meta:generator>
    <meta:initial-creator>Alexander Schenkel</meta:initial-creator>
    <meta:printed-by>Alexander Schenkel</meta:printed-by>
    <meta:document-statistic meta:table-count="4" meta:image-count="1" meta:object-count="0" meta:page-count="1" meta:paragraph-count="30" meta:word-count="64" meta:character-count="520" meta:non-whitespace-character-count="484"/>
    <meta:user-defined meta:name="AppVersion">15.0000</meta:user-defined>
    <meta:user-defined meta:name="Company">BZ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rbeitsblatt A4 hoch.dotx" xlink:href=""/>
  </office:meta>
</office:document-meta>
</file>